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3df74" officeooo:paragraph-rsid="0013df74"/>
    </style:style>
    <style:style style:name="P2" style:family="paragraph" style:parent-style-name="Standard">
      <style:paragraph-properties fo:text-align="start" style:justify-single-word="false"/>
      <style:text-properties officeooo:paragraph-rsid="0013df74"/>
    </style:style>
    <style:style style:name="P3" style:family="paragraph" style:parent-style-name="Standard">
      <style:paragraph-properties fo:text-align="start" style:justify-single-word="false"/>
      <style:text-properties fo:font-style="italic" fo:font-weight="normal" officeooo:rsid="001481b3" officeooo:paragraph-rsid="001481b3" style:font-style-asian="italic" style:font-weight-asian="normal" style:font-style-complex="italic" style:font-weight-complex="normal"/>
    </style:style>
    <style:style style:name="P4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normal" officeooo:rsid="00185698" officeooo:paragraph-rsid="00185698" style:font-weight-asian="normal" style:font-weight-complex="normal"/>
    </style:style>
    <style:style style:name="P6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normal" officeooo:rsid="001481b3" officeooo:paragraph-rsid="001481b3" style:font-weight-asian="normal" style:font-weight-complex="normal"/>
    </style:style>
    <style:style style:name="P7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bold" officeooo:rsid="00185698" officeooo:paragraph-rsid="00185698" style:font-weight-asian="bold" style:font-weight-complex="bold"/>
    </style:style>
    <style:style style:name="P8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bold" officeooo:rsid="001481b3" officeooo:paragraph-rsid="001481b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24292e" style:font-name="apple-system" fo:font-size="12pt" fo:letter-spacing="normal" fo:font-style="normal" fo:font-weight="normal" officeooo:paragraph-rsid="0013df74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3df74" officeooo:paragraph-rsid="0022d503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officeooo:rsid="001481b3" officeooo:paragraph-rsid="0022d503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officeooo:rsid="0013df74" officeooo:paragraph-rsid="0013df74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8pt" fo:font-weight="bold" officeooo:rsid="0020cdaf" officeooo:paragraph-rsid="0020cdaf" style:font-size-asian="18pt" style:font-weight-asian="bold" style:font-size-complex="18pt" style:font-weight-complex="bold"/>
    </style:style>
    <style:style style:name="P14" style:family="paragraph" style:parent-style-name="Standard">
      <style:paragraph-properties fo:margin-left="0in" fo:margin-right="0in" fo:margin-top="0in" fo:margin-bottom="0.1665in" loext:contextual-spacing="false" fo:text-align="start" style:justify-single-word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normal" officeooo:rsid="001481b3" officeooo:paragraph-rsid="0022d503" style:font-style-asian="normal" style:font-weight-asian="normal" style:font-style-complex="normal" style:font-weight-complex="normal"/>
    </style:style>
    <style:style style:name="P15" style:family="paragraph" style:parent-style-name="Text_20_body" style:list-style-name="L1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6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bold" officeooo:rsid="001481b3" officeooo:paragraph-rsid="001481b3" style:font-weight-asian="bold" style:font-weight-complex="bold"/>
    </style:style>
    <style:style style:name="P17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bold" officeooo:rsid="00185698" officeooo:paragraph-rsid="00185698" style:font-weight-asian="bold" style:font-weight-complex="bold"/>
    </style:style>
    <style:style style:name="T1" style:family="text">
      <style:text-properties officeooo:rsid="0013df74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d503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HackRF One <text:span text:style-name="T4">Bandwidth, Sampling Rae </text:span></text:p>
      <text:p text:style-name="P13">9/17/18</text:p>
      <text:p text:style-name="P12"/>
      <text:p text:style-name="P9"/>
      <text:p text:style-name="P7"/>
      <text:p text:style-name="P7">Sampling and Bandwidth</text:p>
      <text:p text:style-name="P5">Shannon-Nyquist Sampling Theorem tells us that for a sampling rate of 20 Msps (mega samples per second), a maximum bandwidth of 10 MHz can be expected.</text:p>
      <text:p text:style-name="P5">The Hackrf One performs complex sampling, both I and Q, making its bandwidth the same as the sampling rate.</text:p>
      <text:p text:style-name="P8"/>
      <text:p text:style-name="P8"><text:a xlink:type="simple" xlink:href="https://github.com/mossmann/hackrf/wiki/HackRF-One" text:style-name="Internet_20_link" text:visited-style-name="Visited_20_Internet_20_Link">https://github.com/mossmann/hackrf/wiki/HackRF-One</text:a> </text:p>
      <text:p text:style-name="P10"/>
      <text:p text:style-name="P11">Supported Sample Rates: 2 Msps to 20 Msps (quadrature)</text:p>
      <text:p text:style-name="P11"/>
      <text:p text:style-name="P11"/>
      <text:p text:style-name="P14"/>
      <text:p text:style-name="P8"/>
      <text:p text:style-name="P6"/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08:42:43.165507306</meta:creation-date>
    <dc:date>2018-10-14T16:43:42.325313321</dc:date>
    <meta:editing-duration>PT1H14M17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1" meta:paragraph-count="7" meta:word-count="64" meta:character-count="427" meta:non-whitespace-character-count="368"/>
  </office:meta>
</office:document-meta>
</file>